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4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5.08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826cm" fo:min-width="4.32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767cm" fo:min-width="9.407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555cm" fo:min-width="5.851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.767cm" fo:min-width="1.78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9.156cm" style:use-optimal-column-width="false"/>
    </style:style>
    <style:style style:name="co2" style:family="table-column">
      <style:table-column-properties style:column-width="9.158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1.12cm"/>
    </style:style>
    <style:style style:name="ro3" style:family="table-row">
      <style:table-row-properties style:row-height="0.879cm"/>
    </style:style>
    <style:style style:name="ro4" style:family="table-row">
      <style:table-row-properties style:row-height="1.758cm"/>
    </style:style>
    <style:style style:name="ro5" style:family="table-row">
      <style:table-row-properties style:row-height="1.761cm"/>
    </style:style>
    <style:style style:name="ro6" style:family="table-row">
      <style:table-row-properties style:row-height="0.998cm"/>
    </style:style>
    <style:style style:name="ro7" style:family="table-row">
      <style:table-row-properties style:row-height="1.683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738cm"/>
    </style:style>
    <style:style style:name="ro10" style:family="table-row">
      <style:table-row-properties style:row-height="1.475cm"/>
    </style:style>
    <style:style style:name="ro11" style:family="table-row">
      <style:table-row-properties style:row-height="0.93cm"/>
    </style:style>
    <style:style style:name="ro12" style:family="table-row">
      <style:table-row-properties style:row-height="2.23cm"/>
    </style:style>
    <style:style style:name="ro13" style:family="table-row">
      <style:table-row-properties style:row-height="2.212cm"/>
    </style:style>
    <style:style style:name="ro14" style:family="table-row">
      <style:table-row-properties style:row-height="1.568cm"/>
    </style:style>
    <style:style style:name="ro15" style:family="table-row">
      <style:table-row-properties style:row-height="0.906cm"/>
    </style:style>
    <style:style style:name="ro16" style:family="table-row">
      <style:table-row-properties style:row-height="1.539cm"/>
    </style:style>
    <style:style style:name="ro17" style:family="table-row">
      <style:table-row-properties style:row-height="1.007cm"/>
    </style:style>
    <style:style style:name="ro18" style:family="table-row">
      <style:table-row-properties style:row-height="3.135cm"/>
    </style:style>
    <style:style style:name="ro19" style:family="table-row">
      <style:table-row-properties style:row-height="3.854cm"/>
    </style:style>
    <style:style style:name="ro20" style:family="table-row">
      <style:table-row-properties style:row-height="2.394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family="'Source Sans Pro'" style:font-family-generic="swiss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Source Sans Pro'" style:font-family-generic="swiss" fo:font-size="18pt" style:font-size-asian="18pt" style:font-size-complex="18pt"/>
    </style:style>
    <style:style style:name="T6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22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T10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22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pp Markup Language (AML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yntax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XML-basiert (UTF-8, Unix Zeilenende)</text:p>
              </text:list-item>
              <text:list-item>
                <text:p>- Tags in spitzen Klammern</text:p>
              </text:list-item>
              <text:list-item>
                <text:p>- Attribute als Schlüssel-Wert-Paare im Tag</text:p>
              </text:list-item>
              <text:list-item>
                <text:p>- Inhalt zwischen öffnenden und schließenden Tags</text:p>
              </text:list-item>
              <text:list-item>
                <text:p>- Öffnende Tags haben immer schließende Tags: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>&lt;text&gt;Hallo&lt;/text&gt; oder &lt;empty space="0.1" /&gt;</text:p>
              </text:list-item>
            </text:list>
          </draw:text-box>
        </draw:frame>
        <draw:custom-shape draw:style-name="gr2" draw:text-style-name="P1" draw:layer="layout" svg:width="3.048cm" svg:height="1.016cm" svg:x="5.588cm" svg:y="15.24cm">
          <text:p text:style-name="P1">Inhalt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588cm" svg:height="1.016cm" svg:x="8.89cm" svg:y="14.986cm">
          <text:p text:style-name="P1">Schließendes Tag</text:p>
          <draw:enhanced-geometry svg:viewBox="0 0 21600 21600" draw:glue-points="10800 0 0 10800 10800 21600 21600 10800 ?f40 ?f41" draw:text-areas="0 0 21600 21600" draw:type="rectangular-callout" draw:modifiers="1198.06763285024 4373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25cm" svg:height="1.075cm" draw:transform="rotate (-0.00453785605637094) translate (1.787cm 18.56cm)">
          <text:p text:style-name="P1">Öffnendes Tag</text:p>
          <draw:enhanced-geometry svg:viewBox="0 0 21600 21600" draw:glue-points="10800 0 0 10800 10800 21600 21600 10800 ?f40 ?f41" draw:text-areas="0 0 21600 21600" draw:type="rectangular-callout" draw:modifiers="5487.27724823871 -16822.30483271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9.906cm" svg:height="1.016cm" svg:x="17.78cm" svg:y="14.732cm">
          <text:p text:style-name="P1">Öffnendes + Schließendes Tag</text:p>
          <draw:enhanced-geometry svg:viewBox="0 0 21600 21600" draw:glue-points="10800 0 0 10800 10800 21600 21600 10800 ?f40 ?f41" draw:text-areas="0 0 21600 21600" draw:type="rectangular-callout" draw:modifiers="17228.545472898 48998.2300884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.35cm" svg:height="0.804cm" svg:x="14.732cm" svg:y="18.246cm">
          <text:p text:style-name="P1">Attribut (Schlüssel)</text:p>
          <draw:enhanced-geometry svg:viewBox="0 0 21600 21600" draw:glue-points="10800 0 0 10800 10800 21600 21600 10800 ?f40 ?f41" draw:text-areas="0 0 21600 21600" draw:type="rectangular-callout" draw:modifiers="17865.6589513462 -1110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286cm" svg:height="1.016cm" svg:x="23.114cm" svg:y="18.034cm">
          <text:p text:style-name="P1">Wert</text:p>
          <draw:enhanced-geometry svg:viewBox="0 0 21600 21600" draw:glue-points="10800 0 0 10800 10800 21600 21600 10800 ?f40 ?f41" draw:text-areas="0 0 21600 21600" draw:type="rectangular-callout" draw:modifiers="3928.98994315697 -6902.654867256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llgemeine Regel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AML-Tags werden in GUI-Elemente übersetzt</text:p>
              </text:list-item>
              <text:list-item>
                <text:p>(empty, text, img, scrollbar, aggregate, link)</text:p>
              </text:list-item>
              <text:list-item>
                <text:p>- Anordnung in Aggregationen</text:p>
              </text:list-item>
              <text:list-item>
                <text:p>- Fehlende Attribute: Defaultwert wird genommen</text:p>
              </text:list-item>
              <text:list-item>
                <text:p>- Es existiert immer eine unsichtbare vertikale Aggre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llgemeine Regel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space-Attribut:</text:p>
              </text:list-item>
              <text:list-item>
                <text:p>- Platzbedarf für Inhalt, normalerweise 0 = 0% bis 1 = 100% (größere Werte sinnvoll falls Elternaggregation scrollbar)</text:p>
              </text:list-item>
              <text:list-item>
                <text:p>- besondere Werte: auto (text), child (aggregation)</text:p>
              </text:list-item>
              <text:list-item>
                <text:p>- Platzbedarf bezieht sich immer auf verfügbaren Platz in Elternaggregation (und damit auch auf die Elternausrichtung (horizontal oder vertikal)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mpty (Platzhalter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empty space="0-..." /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1.968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space</text:span></text:p>
              </table:table-cell>
              <table:table-cell>
                <text:p text:style-name="P1"><text:span text:style-name="T3">Platzbedarf</text:span></text:p>
              </table:table-cell>
              <table:table-cell>
                <text:p text:style-name="P1"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text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text color="r,g,b,a" italic="0-..." hcenter="yes|no" vcenter="yes|no" scale="0-..." space="auto|0-..."&gt; Inhalt &lt;/text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9.671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"><text:span text:style-name="T4">Attribut</text:span></text:p>
              </table:table-cell>
              <table:table-cell>
                <text:p text:style-name="P3"><text:span text:style-name="T4">Beschreibung</text:span></text:p>
              </table:table-cell>
              <table:table-cell>
                <text:p text:style-name="P3"><text:span text:style-name="T4">Defaultwert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5">color (r,g,b,a)</text:span></text:p>
              </table:table-cell>
              <table:table-cell>
                <text:p text:style-name="P5"><text:span text:style-name="T5">Farbe rot,grün,blau,alpha (je Kanal 0-255)</text:span></text:p>
              </table:table-cell>
              <table:table-cell>
                <text:p text:style-name="P5"><text:span text:style-name="T5">Siehe App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5">italic</text:span></text:p>
              </table:table-cell>
              <table:table-cell>
                <text:p text:style-name="P5"><text:span text:style-name="T5">Kursivität: 0: gerade 1: 45° etc.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5">hcenter/vcenter</text:span></text:p>
              </table:table-cell>
              <table:table-cell>
                <text:p text:style-name="P5"><text:span text:style-name="T5">Falls “yes” horizontal / vertikal zentriert</text:span></text:p>
              </table:table-cell>
              <table:table-cell>
                <text:p text:style-name="P5"><text:span text:style-name="T5">no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5">scale</text:span></text:p>
              </table:table-cell>
              <table:table-cell>
                <text:p text:style-name="P5"><text:span text:style-name="T5">Skalierungsfaktor Schriftgröße</text:span></text:p>
              </table:table-cell>
              <table:table-cell>
                <text:p text:style-name="P5"><text:span text:style-name="T5">1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5">space</text:span></text:p>
              </table:table-cell>
              <table:table-cell>
                <text:p text:style-name="P5"><text:span text:style-name="T5">Platzbedarf oder auto für Textgröße</text:span></text:p>
              </table:table-cell>
              <table:table-cell>
                <text:p text:style-name="P5"><text:span text:style-name="T5">aut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mg (Bild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img src="image.png" space="0-..." color="r,g,b,a" /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4.624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6" table:default-cell-style-name="ce1">
              <table:table-cell>
                <text:p text:style-name="P2"><text:span text:style-name="T4">Attribut</text:span></text:p>
              </table:table-cell>
              <table:table-cell>
                <text:p text:style-name="P3"><text:span text:style-name="T4">Beschreibung</text:span></text:p>
              </table:table-cell>
              <table:table-cell>
                <text:p text:style-name="P3"><text:span text:style-name="T4">Defaultwert</text:span></text:p>
              </table:table-cell>
            </table:table-row>
            <table:table-row table:style-name="ro7" table:default-cell-style-name="ce2">
              <table:table-cell>
                <text:p text:style-name="P1">color (r,g,b,a)</text:p>
              </table:table-cell>
              <table:table-cell>
                <text:p text:style-name="P1">Farbe rot,grün,blau,alpha (je Kanal 0-255)</text:p>
              </table:table-cell>
              <table:table-cell>
                <text:p text:style-name="P1">255,255,255,255</text:p>
              </table:table-cell>
            </table:table-row>
            <table:table-row table:style-name="ro8" table:default-cell-style-name="ce2">
              <table:table-cell>
                <text:p text:style-name="P1">src (erforderlich)</text:p>
              </table:table-cell>
              <table:table-cell>
                <text:p text:style-name="P1">Dateiname/Pfad des Bildes</text:p>
              </table:table-cell>
              <table:table-cell/>
            </table:table-row>
            <table:table-row table:style-name="ro8" table:default-cell-style-name="ce2">
              <table:table-cell>
                <text:p text:style-name="P1">space</text:p>
              </table:table-cell>
              <table:table-cell>
                <text:p text:style-name="P1">Platzbedarf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crollbar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scrollbar space="0-..." align="vertical|horizontal" scrollId="id"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4.425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9" table:default-cell-style-name="ce1">
              <table:table-cell>
                <text:p text:style-name="P2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3">scrollId </text:span></text:p>
              </table:table-cell>
              <table:table-cell>
                <text:p text:style-name="P1"><text:span text:style-name="T3">Id der scrollbaren Aggregation</text:span></text:p>
              </table:table-cell>
              <table:table-cell/>
            </table:table-row>
            <table:table-row table:style-name="ro10" table:default-cell-style-name="ce2">
              <table:table-cell>
                <text:p text:style-name="P1"><text:span text:style-name="T3">align</text:span></text:p>
              </table:table-cell>
              <table:table-cell>
                <text:p text:style-name="P1"><text:span text:style-name="T3">Ausrichtung (vertical oder horizontal)</text:span></text:p>
              </table:table-cell>
              <table:table-cell>
                <text:p text:style-name="P1"><text:span text:style-name="T3">vertical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3">space</text:span></text:p>
              </table:table-cell>
              <table:table-cell>
                <text:p text:style-name="P1"><text:span text:style-name="T3">Platzbedarf</text:span></text:p>
              </table:table-cell>
              <table:table-cell>
                <text:p text:style-name="P1"><text:span text:style-name="T3">0.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ggregate (Anordnung von Kindern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&lt;aggregate space="child|0-..." aspectRatio="0-..." align="horizontal|vertical" scrollable="yes|no" scrollId="id"&gt; </text:span><text:span text:style-name="T7">Kinder</text:span><text:span text:style-name="T6"> &lt;/</text:span><text:span text:style-name="T8">aggregate&gt;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9.384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1" table:default-cell-style-name="ce1">
              <table:table-cell>
                <text:p text:style-name="P2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3">space</text:span></text:p>
              </table:table-cell>
              <table:table-cell>
                <text:p text:style-name="P1"><text:span text:style-name="T3">Platzbedarf oder child um Platz aus Kindern zu berechnen</text:span></text:p>
              </table:table-cell>
              <table:table-cell>
                <text:p text:style-name="P1"><text:span text:style-name="T3">1</text:span></text:p>
              </table:table-cell>
            </table:table-row>
            <table:table-row table:style-name="ro13" table:default-cell-style-name="ce2">
              <table:table-cell>
                <text:p text:style-name="P1"><text:span text:style-name="T3">aspectRatio</text:span></text:p>
              </table:table-cell>
              <table:table-cell>
                <text:p text:style-name="P1"><text:span text:style-name="T3">Seitenverhältnis Breite/Höhe, wird beibehalten falls definiert</text:span></text:p>
              </table:table-cell>
              <table:table-cell/>
            </table:table-row>
            <table:table-row table:style-name="ro14" table:default-cell-style-name="ce2">
              <table:table-cell>
                <text:p text:style-name="P1"><text:span text:style-name="T3">align</text:span></text:p>
              </table:table-cell>
              <table:table-cell>
                <text:p text:style-name="P1"><text:span text:style-name="T3">horizontal oder vertical (Anordnung der Kinder)</text:span></text:p>
              </table:table-cell>
              <table:table-cell>
                <text:p text:style-name="P1"><text:span text:style-name="T3">vertical</text:span></text:p>
              </table:table-cell>
            </table:table-row>
            <table:table-row table:style-name="ro15" table:default-cell-style-name="ce2">
              <table:table-cell>
                <text:p text:style-name="P1"><text:span text:style-name="T3">scrollable</text:span></text:p>
              </table:table-cell>
              <table:table-cell>
                <text:p text:style-name="P1"><text:span text:style-name="T3">yes falls scrollbar sonst no</text:span></text:p>
              </table:table-cell>
              <table:table-cell>
                <text:p text:style-name="P1"><text:span text:style-name="T3">yes</text:span></text:p>
              </table:table-cell>
            </table:table-row>
            <table:table-row table:style-name="ro16" table:default-cell-style-name="ce2">
              <table:table-cell>
                <text:p text:style-name="P1"><text:span text:style-name="T3">scrollId</text:span></text:p>
              </table:table-cell>
              <table:table-cell>
                <text:p text:style-name="P1"><text:span text:style-name="T3">Id verwendet für Scrollbar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ink (ist auch ein aggregate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&lt;link space="child|0-..." aspectRatio="0-..." align="horizontal|vertical" scrollable="yes|no" scrollId="id" href="url" action="doSth."&gt; </text:span><text:span text:style-name="T10">Kinder</text:span><text:span text:style-name="T9"> &lt;/link</text:span><text:span text:style-name="T11">&gt;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7.995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7" table:default-cell-style-name="ce1">
              <table:table-cell>
                <text:p text:style-name="P2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18" table:default-cell-style-name="ce2">
              <table:table-cell>
                <text:p text:style-name="P1"><text:span text:style-name="T3">href</text:span></text:p>
              </table:table-cell>
              <table:table-cell>
                <text:p text:style-name="P1"><text:span text:style-name="T3">URL, welche bei Klick geöffnet werden soll, z.B. “</text:span><text:span text:style-name="T3"><text:a xlink:href="https://www.vhf.de/">https://www.vhf.de/</text:a></text:span><text:span text:style-name="T3">”</text:span></text:p>
                <text:p text:style-name="P1"><text:span text:style-name="T3">oder “file.aml”</text:span></text:p>
              </table:table-cell>
              <table:table-cell/>
            </table:table-row>
            <table:table-row table:style-name="ro19" table:default-cell-style-name="ce2">
              <table:table-cell>
                <text:p text:style-name="P1"><text:span text:style-name="T3">action</text:span></text:p>
              </table:table-cell>
              <table:table-cell>
                <text:p text:style-name="P1"><text:span text:style-name="T3">Zeichenkette, welche beim Klick von der App interpretiert wird. Im Fall der X-App wird diese an den Server weitergeleitet.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Übersetzunge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&lt;translation&gt;</text:span></text:p>
              </text:list-item>
              <text:list-item>
                <text:p><text:span text:style-name="T9">&lt;lang label="z.B. English"&gt; </text:span><text:span text:style-name="T10">Kinder</text:span><text:span text:style-name="T9"> &lt;/lang</text:span><text:span text:style-name="T11">&gt;</text:span></text:p>
              </text:list-item>
              <text:list-item>
                <text:p><text:span text:style-name="T11">...</text:span></text:p>
              </text:list-item>
              <text:list-item>
                <text:p><text:span text:style-name="T11">&lt;defaultLang&gt; Kinder &lt;/defaultLang&gt;</text:span></text:p>
              </text:list-item>
              <text:list-item>
                <text:p><text:span text:style-name="T11">&lt;/translation&gt;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defaultLang-Kinder werden verwendet, wenn keine Sprache innerhalb des translation-Blocks passt.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3.391cm" svg:x="0.107cm" svg:y="12.2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6" table:default-cell-style-name="ce1">
              <table:table-cell>
                <text:p text:style-name="P2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20" table:default-cell-style-name="ce2">
              <table:table-cell>
                <text:p text:style-name="P1"><text:span text:style-name="T3">label (erforderlich)</text:span></text:p>
              </table:table-cell>
              <table:table-cell>
                <text:p text:style-name="P1"><text:span text:style-name="T3">Bezeichnung der Sprache, im Fall der X-App siehe label aus languages.cfg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unktionen (1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gistrierte Funktionen ( C++ function objects, siehe AMLGUIElement::addFunction ) können aus AML aufgerufen werden:</text:p>
              </text:list-item>
              <text:list-item>
                <text:p>1. &lt;execute function=”name” /&gt;</text:p>
              </text:list-item>
              <text:list-item>
                <text:p>2. &lt;any-tag enable-if=”name”&gt; ... &lt;/any-tag&gt;</text:p>
              </text:list-item>
              <text:list-item>
                <text:p>Funktion mit Namen “name” wird aufgerufen.</text:p>
              </text:list-item>
              <text:list-item>
                <text:p>1. ignoriert den Rückgabewert</text:p>
              </text:list-item>
              <text:list-item>
                <text:p>2. beachtet any-tag / Kinder nur wenn Rückgabewert tru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unktionen (2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Einer Funktion (siehe Signatur) steht grunsätzlich folgendes zur Verfügung:</text:p>
              </text:list-item>
              <text:list-item>
                <text:p>- Namen und Attribute (Parameter) des aktuellen Tags und der Elterntags</text:p>
              </text:list-item>
              <text:list-item>
                <text:p>- Globale Variablen (siehe &lt;set&gt;)</text:p>
              </text:list-item>
              <text:list-item>
                <text:p>- Zugriff auf bisher erstellte GUI Elemente (ggf. Zwecks dynamischer Veränderung) (siehe AMLGUIElement::getElementById )</text:p>
              </text:list-item>
              <text:list-item>
                <text:p>- ids können allen Tags, welche in GUI Elemente resultieren mit dem Attribut id=”ID” zugewie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lobale Variable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Globale Variablen (nützlich z.B. für Fallunterscheidungen in Funktionen) können mit </text:p>
              </text:list-item>
              <text:list-item>
                <text:p>&lt;set variable1=”inhalt1” variable2=”inhalt2” … /&gt;</text:p>
              </text:list-item>
              <text:list-item>
                <text:p>gesetzt werden.</text:p>
              </text:list-item>
              <text:list-item>
                <text:p>Globale Variablen bleiben über Linkgrenzen hinweg erhalten (bis sie wieder überschrieben werde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pa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span&gt; … &lt;/span&gt; definiert einen Abschnitt ohne inheränte Bedeutung in AML. Dies kann z.B. nützlich sein in Verbindung mit enable-if:</text:p>
                <text:p/>
              </text:list-item>
              <text:list-item>
                <text:p/>
              </text:list-item>
            </text:list>
          </draw:text-box>
        </draw:frame>
        <draw:frame draw:style-name="gr8" draw:layer="layout" svg:width="27cm" svg:height="9.832cm" svg:x="1cm" svg:y="8.89cm">
          <draw:text-box>
            <text:p>Beispiel:</text:p>
            <text:p>&lt;empty space=".05" changerIndex="0" placeIndex="0" enable-if="isPlaceAvailable"/&gt;</text:p>
            <text:p>&lt;text hcenter="yes" vcenter="yes" changerIndex="0" placeIndex="0" enable-if="isPlaceAvailable"&gt;Position 1&lt;/text&gt;</text:p>
            <text:p/>
            <text:p>Wird zu:</text:p>
            <text:p/>
            <text:p>&lt;span changerIndex="0" placeIndex="0" enable-if="isPlaceAvailable"&gt;</text:p>
            <text:p><text:tab/>&lt;empty space=".05"/&gt;</text:p>
            <text:p><text:tab/>&lt;text hcenter="yes" vcenter="yes" &gt;Position 1&lt;/text&gt;</text:p>
            <text:p>&lt;/span&gt;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7" draw:layer="backgroundobjects" svg:width="6.5cm" svg:height="1.5cm" svg:x="21cm" svg:y="19cm" presentation:class="date-time">
        <draw:text-box>
          <text:p text:style-name="MP7"><presentation:date-time/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4" draw:layer="backgroundobjects" svg:width="1.5cm" svg:height="1.5cm" svg:x="0.5cm" svg:y="19cm" presentation:class="page-number">
        <draw:text-box>
          <text:p text:style-name="MP4"><text:page-number>&lt;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1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07T15:57:01.209000432</meta:creation-date>
    <meta:editing-duration>P2DT20H16M29S</meta:editing-duration>
    <meta:editing-cycles>66</meta:editing-cycles>
    <meta:generator>OpenOffice/4.1.9$Unix OpenOffice.org_project/419m1$Build-9805</meta:generator>
    <dc:title>Alizarin</dc:title>
    <dc:date>2021-04-15T14:06:39</dc:date>
    <meta:document-statistic meta:object-count="110"/>
  </office:meta>
</office:document-meta>
</file>